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Стиль_20_линии_20_1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objectwithoutfill">
      <style:graphic-properties draw:marker-end="Arrow" draw:fill="none" draw:textarea-horizontal-align="center" draw:textarea-vertical-align="middle"/>
    </style:style>
    <style:style style:name="gr6" style:family="graphic" style:parent-style-name="objectwithoutfill">
      <style:graphic-properties draw:stroke="dash" draw:stroke-dash="Стиль_20_линии_20_1" draw:marker-end="Arrow"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Ultrafine_20_Dashed" draw:marker-end="Arrow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layer="layout" svg:width="1.806cm" svg:height="0.963cm" svg:x="3.6cm" svg:y="1.837cm">
          <draw:text-box>
            <text:p>(0 1)</text:p>
          </draw:text-box>
        </draw:frame>
        <draw:frame draw:style-name="gr1" draw:layer="layout" svg:width="1.984cm" svg:height="0.963cm" svg:x="11.4cm" svg:y="1.837cm">
          <draw:text-box>
            <text:p>(m 0)</text:p>
          </draw:text-box>
        </draw:frame>
        <draw:frame draw:style-name="gr1" draw:layer="layout" svg:width="1.984cm" svg:height="0.963cm" svg:x="11.416cm" svg:y="7.1cm">
          <draw:text-box>
            <text:p>(0 m)</text:p>
          </draw:text-box>
        </draw:frame>
        <draw:frame draw:style-name="gr1" draw:layer="layout" svg:width="1.806cm" svg:height="0.963cm" svg:x="3.6cm" svg:y="7.137cm">
          <draw:text-box>
            <text:p>(1 0)</text:p>
          </draw:text-box>
        </draw:frame>
        <draw:frame draw:style-name="gr1" draw:layer="layout" svg:width="1.984cm" svg:height="0.963cm" svg:x="5.816cm" svg:y="5.3cm">
          <draw:text-box>
            <text:p>(m 1)</text:p>
          </draw:text-box>
        </draw:frame>
        <draw:frame draw:style-name="gr1" draw:layer="layout" svg:width="2.161cm" svg:height="0.963cm" svg:x="8.939cm" svg:y="5.337cm">
          <draw:text-box>
            <text:p>(m m)</text:p>
          </draw:text-box>
        </draw:frame>
        <draw:frame draw:style-name="gr1" draw:layer="layout" svg:width="1.984cm" svg:height="0.963cm" svg:x="7.216cm" svg:y="3.337cm">
          <draw:text-box>
            <text:p>(1 m)</text:p>
          </draw:text-box>
        </draw:frame>
        <draw:line draw:style-name="gr2" draw:text-style-name="P1" draw:layer="layout" svg:x1="4.2cm" svg:y1="2.7cm" svg:x2="4.2cm" svg:y2="7.2cm">
          <text:p/>
        </draw:line>
        <draw:line draw:style-name="gr3" draw:text-style-name="P1" draw:layer="layout" svg:x1="4.6cm" svg:y1="7.1cm" svg:x2="4.6cm" svg:y2="2.6cm">
          <text:p/>
        </draw:line>
        <draw:line draw:style-name="gr4" draw:text-style-name="P1" draw:layer="layout" svg:x1="4.9cm" svg:y1="7.2cm" svg:x2="6.279cm" svg:y2="6.163cm">
          <text:p/>
        </draw:line>
        <draw:line draw:style-name="gr3" draw:text-style-name="P1" draw:layer="layout" svg:x1="7.036cm" svg:y1="6.105cm" svg:x2="5.272cm" svg:y2="7.365cm">
          <text:p/>
        </draw:line>
        <draw:line draw:style-name="gr2" draw:text-style-name="P1" draw:layer="layout" svg:x1="11.5cm" svg:y1="7.6cm" svg:x2="5.4cm" svg:y2="7.6cm">
          <text:p/>
        </draw:line>
        <draw:line draw:style-name="gr4" draw:text-style-name="P1" draw:layer="layout" svg:x1="7.6cm" svg:y1="5.8cm" svg:x2="9.1cm" svg:y2="5.8cm">
          <text:p/>
        </draw:line>
        <draw:line draw:style-name="gr3" draw:text-style-name="P1" draw:layer="layout" svg:x1="9.8cm" svg:y1="6.3cm" svg:x2="11.416cm" svg:y2="7.264cm">
          <text:p/>
        </draw:line>
        <draw:line draw:style-name="gr4" draw:text-style-name="P1" draw:layer="layout" svg:x1="12.454cm" svg:y1="7.264cm" svg:x2="10.4cm" svg:y2="6.223cm">
          <text:p/>
        </draw:line>
        <draw:line draw:style-name="gr2" draw:text-style-name="P1" draw:layer="layout" svg:x1="6.8cm" svg:y1="5.3cm" svg:x2="7.8cm" svg:y2="4.3cm">
          <text:p/>
        </draw:line>
        <draw:line draw:style-name="gr3" draw:text-style-name="P1" draw:layer="layout" svg:x1="7.3cm" svg:y1="3.8cm" svg:x2="5.3cm" svg:y2="2.8cm">
          <text:p/>
        </draw:line>
        <draw:line draw:style-name="gr4" draw:text-style-name="P1" draw:layer="layout" svg:x1="5.3cm" svg:y1="2.1cm" svg:x2="11.3cm" svg:y2="2.1cm">
          <text:p/>
        </draw:line>
        <draw:line draw:style-name="gr2" draw:text-style-name="P1" draw:layer="layout" svg:x1="11.3cm" svg:y1="2.5cm" svg:x2="5.2cm" svg:y2="2.5cm">
          <text:p/>
        </draw:line>
        <draw:line draw:style-name="gr4" draw:text-style-name="P1" draw:layer="layout" svg:x1="8.3cm" svg:y1="4.3cm" svg:x2="9.3cm" svg:y2="5.3cm">
          <text:p/>
        </draw:line>
        <draw:line draw:style-name="gr2" draw:text-style-name="P1" draw:layer="layout" svg:x1="9.8cm" svg:y1="5.3cm" svg:x2="8.8cm" svg:y2="4.3cm">
          <text:p/>
        </draw:line>
        <draw:line draw:style-name="gr4" draw:text-style-name="P1" draw:layer="layout" svg:x1="11.8cm" svg:y1="2.8cm" svg:x2="10.3cm" svg:y2="5.3cm">
          <text:p/>
        </draw:line>
        <draw:line draw:style-name="gr3" draw:text-style-name="P1" draw:layer="layout" svg:x1="12.8cm" svg:y1="2.8cm" svg:x2="12.8cm" svg:y2="7.3cm">
          <text:p/>
        </draw:line>
        <draw:path draw:style-name="gr5" draw:text-style-name="P1" draw:layer="layout" svg:width="0.806cm" svg:height="0.546cm" draw:transform="rotate (2.3561944901919) translate (11.2068770718696cm 6.24887707186931cm)" svg:viewBox="0 0 807 547" svg:d="m315 7012c-768 490 56 866 492 146">
          <text:p/>
        </draw:path>
        <draw:path draw:style-name="gr6" draw:text-style-name="P1" draw:layer="layout" svg:width="0.806cm" svg:height="0.546cm" draw:transform="rotate (2.3561944901919) translate (13.6078770718696cm 8.04887707186931cm)" svg:viewBox="0 0 807 547" svg:d="m315 7862c-768 490 56 866 492 146">
          <text:p/>
        </draw:path>
        <draw:path draw:style-name="gr7" draw:text-style-name="P1" draw:layer="layout" svg:width="0.806cm" svg:height="0.546cm" draw:transform="rotate (2.3561944901919) translate (9.30887707186964cm 4.24887707186931cm)" svg:viewBox="0 0 807 547" svg:d="m315 7156c-768 490 56 866 492 146">
          <text:p/>
        </draw:path>
        <draw:path draw:style-name="gr6" draw:text-style-name="P1" draw:layer="layout" svg:width="0.806cm" svg:height="0.546cm" draw:transform="rotate (-2.35619449019309) translate (4.02449999999989cm 2.1784999999998cm)" svg:viewBox="0 0 807 547" svg:d="m491-8772c769 490-55 866-491 146">
          <text:p/>
        </draw:path>
        <draw:path draw:style-name="gr7" draw:text-style-name="P1" draw:layer="layout" svg:width="0.806cm" svg:height="0.546cm" draw:transform="rotate (-2.35619449019309) translate (4.02549999999989cm 7.4784999999998cm)" svg:viewBox="0 0 807 547" svg:d="m491-16269c769 490-55 866-491 146">
          <text:p/>
        </draw:path>
        <draw:line draw:style-name="gr3" draw:text-style-name="P1" draw:layer="layout" svg:x1="7.3cm" svg:y1="6.3cm" svg:x2="11.216cm" svg:y2="7.3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draw:stroke-dash draw:name="Стиль_20_линии_20_1" draw:display-name="Стиль линии 1" draw:style="rect" draw:dots1="1" draw:distance="0.1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9-06T01:56:55.48</meta:creation-date>
    <dc:date>2009-09-06T12:35:10.70</dc:date>
    <dc:creator>Евгений Корныхин</dc:creator>
    <meta:editing-duration>PT00H41M30S</meta:editing-duration>
    <meta:editing-cycles>5</meta:editing-cycles>
    <meta:generator>OpenOffice.org/3.1$Win32 OpenOffice.org_project/310m19$Build-9420</meta:generator>
    <meta:printed-by>Евгений Корныхин</meta:printed-by>
    <meta:print-date>2009-09-06T12:34:51.70</meta:print-date>
    <meta:document-statistic meta:object-count="29"/>
  </office:meta>
</office:document-meta>
</file>